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Georgia" style:font-name-asian="Georgia1" style:font-name-complex="Georgia1"/>
    </style:style>
    <style:style style:name="P4" style:family="paragraph" style:parent-style-name="Standard">
      <loext:graphic-properties draw:fill="solid" draw:fill-color="#ffffff"/>
      <style:paragraph-properties fo:margin-top="0in" fo:margin-bottom="0in" loext:contextual-spacing="false" fo:line-height="100%" fo:break-before="auto" fo:break-after="auto" fo:background-color="#ffffff" fo:padding-left="0.1528in" fo:padding-right="0.1528in" fo:padding-top="0in" fo:padding-bottom="0in" fo:border="none"/>
    </style:style>
    <style:style style:name="P5" style:family="paragraph" style:parent-style-name="Standard">
      <loext:graphic-properties draw:fill="solid" draw:fill-color="#ffffff"/>
      <style:paragraph-properties fo:margin-top="0in" fo:margin-bottom="0in" loext:contextual-spacing="false" fo:line-height="100%" fo:break-before="auto" fo:break-after="auto" fo:background-color="#ffffff" fo:padding-left="0.1528in" fo:padding-right="0.1528in" fo:padding-top="0in" fo:padding-bottom="0in" fo:border="none"/>
      <style:text-properties fo:color="#333333" style:font-name="Georgia" fo:font-weight="bold" style:font-name-asian="Georgia1" style:font-weight-asian="bold" style:font-name-complex="Georgia1"/>
    </style:style>
    <style:style style:name="P6" style:family="paragraph" style:parent-style-name="Standard" style:master-page-name="Standard">
      <loext:graphic-properties draw:fill="solid" draw:fill-color="#ffffff"/>
      <style:paragraph-properties fo:margin-top="0in" fo:margin-bottom="0in" loext:contextual-spacing="false" fo:line-height="170%" style:page-number="1" fo:break-before="auto" fo:break-after="auto" fo:background-color="#ffffff" fo:padding-left="0.1528in" fo:padding-right="0.1528in" fo:padding-top="0in" fo:padding-bottom="0in" fo:border="none"/>
    </style:style>
    <style:style style:name="P7" style:family="paragraph" style:parent-style-name="Standard">
      <loext:graphic-properties draw:fill="solid" draw:fill-color="#ffffff"/>
      <style:paragraph-properties fo:margin-top="0in" fo:margin-bottom="0.3335in" loext:contextual-spacing="false" fo:line-height="170%" fo:break-before="auto" fo:break-after="auto" fo:background-color="#ffffff" fo:padding-left="0.1528in" fo:padding-right="0.1528in" fo:padding-top="0in" fo:padding-bottom="0in" fo:border="none"/>
    </style:style>
    <style:style style:name="P8" style:family="paragraph" style:parent-style-name="Standard">
      <loext:graphic-properties draw:fill="solid" draw:fill-color="#ffffff"/>
      <style:paragraph-properties fo:margin-top="0in" fo:margin-bottom="0.3335in" loext:contextual-spacing="false" fo:line-height="150%" fo:break-before="auto" fo:break-after="auto" fo:background-color="#ffffff" fo:padding-left="0.1528in" fo:padding-right="0.1528in" fo:padding-top="0in" fo:padding-bottom="0in" fo:border="none"/>
      <style:text-properties fo:color="#333333" style:font-name="Georgia" style:font-name-asian="Georgia1" style:font-name-complex="Georgia1"/>
    </style:style>
    <style:style style:name="P9" style:family="paragraph" style:parent-style-name="Standard">
      <loext:graphic-properties draw:fill="solid" draw:fill-color="#ffffff"/>
      <style:paragraph-properties fo:margin-top="0in" fo:margin-bottom="0.3335in" loext:contextual-spacing="false" fo:line-height="170%" fo:background-color="#ffffff" fo:padding-left="0.1528in" fo:padding-right="0.1528in" fo:padding-top="0in" fo:padding-bottom="0in" fo:border="none"/>
    </style:style>
    <style:style style:name="P10" style:family="paragraph" style:parent-style-name="Standard">
      <loext:graphic-properties draw:fill="solid" draw:fill-color="#ffffff"/>
      <style:paragraph-properties fo:margin-left="0in" fo:margin-right="0in" fo:margin-top="0.111in" fo:margin-bottom="0.1528in" loext:contextual-spacing="false" fo:line-height="150%" fo:text-indent="0in" style:auto-text-indent="false" fo:break-before="auto" fo:break-after="auto" fo:background-color="#ffffff" fo:padding-left="0.1528in" fo:padding-right="0.1528in" fo:padding-top="0in" fo:padding-bottom="0in" fo:border="none"/>
    </style:style>
    <style:style style:name="P11" style:family="paragraph" style:parent-style-name="Standard">
      <loext:graphic-properties draw:fill="solid" draw:fill-color="#ffffff"/>
      <style:paragraph-properties fo:margin-left="0in" fo:margin-right="0in" fo:margin-top="0in" fo:margin-bottom="0.1528in" loext:contextual-spacing="false" fo:line-height="150%" fo:text-indent="0in" style:auto-text-indent="false" fo:break-before="auto" fo:break-after="auto" fo:background-color="#ffffff" fo:padding="0in" fo:border="none"/>
    </style:style>
    <style:style style:name="P12" style:family="paragraph" style:parent-style-name="Standard">
      <loext:graphic-properties draw:fill="solid" draw:fill-color="#ffffff"/>
      <style:paragraph-properties fo:margin-left="0in" fo:margin-right="0in" fo:line-height="150%" fo:text-indent="0in" style:auto-text-indent="false" fo:break-before="auto" fo:break-after="auto" fo:background-color="#ffffff" fo:padding="0in" fo:border="none"/>
    </style:style>
    <style:style style:name="P13" style:family="paragraph" style:parent-style-name="Standard">
      <loext:graphic-properties draw:fill="solid" draw:fill-color="#f7f7f7"/>
      <style:paragraph-properties fo:margin-left="0in" fo:margin-right="0in" fo:margin-top="0in" fo:margin-bottom="0in" loext:contextual-spacing="false" fo:line-height="150%" fo:text-indent="0in" style:auto-text-indent="false" fo:break-before="auto" fo:break-after="auto" fo:background-color="#f7f7f7" fo:padding="0in" fo:border="none"/>
      <style:text-properties fo:color="#333333" style:font-name="Georgia" style:font-name-asian="Georgia1" style:font-name-complex="Georgia1"/>
    </style:style>
    <style:style style:name="P14" style:family="paragraph" style:parent-style-name="Standard">
      <loext:graphic-properties draw:fill="solid" draw:fill-color="#f7f7f7"/>
      <style:paragraph-properties fo:margin-left="0in" fo:margin-right="0in" fo:margin-top="0in" fo:margin-bottom="0in" loext:contextual-spacing="false" fo:line-height="150%" fo:text-indent="0in" style:auto-text-indent="false" fo:break-before="auto" fo:break-after="auto" fo:background-color="#f7f7f7" fo:padding="0in" fo:border="none"/>
    </style:style>
    <style:style style:name="P15" style:family="paragraph" style:parent-style-name="Standard">
      <loext:graphic-properties draw:fill="solid" draw:fill-color="#f7f7f7"/>
      <style:paragraph-properties fo:margin-left="0in" fo:margin-right="0in" fo:margin-top="0.139in" fo:margin-bottom="0.139in" loext:contextual-spacing="false" fo:line-height="150%" fo:text-indent="0in" style:auto-text-indent="false" fo:break-before="auto" fo:break-after="auto" fo:background-color="#f7f7f7" fo:padding="0in" fo:border="none"/>
    </style:style>
    <style:style style:name="P16" style:family="paragraph" style:parent-style-name="Standard">
      <loext:graphic-properties draw:fill="solid" draw:fill-color="#ffffff"/>
      <style:paragraph-properties fo:margin-left="0in" fo:margin-right="0in" fo:margin-top="0.139in" fo:margin-bottom="0.139in" loext:contextual-spacing="false" fo:line-height="150%" fo:text-indent="0in" style:auto-text-indent="false" fo:break-before="auto" fo:break-after="auto" fo:background-color="#ffffff" fo:padding="0in" fo:border="none"/>
    </style:style>
    <style:style style:name="P17" style:family="paragraph" style:parent-style-name="Standard">
      <loext:graphic-properties draw:fill="solid" draw:fill-color="#ffffff"/>
      <style:paragraph-properties fo:margin-left="0in" fo:margin-right="0.861in" fo:margin-top="0in" fo:margin-bottom="0.1665in" loext:contextual-spacing="false" fo:line-height="150%" fo:text-indent="0in" style:auto-text-indent="false" fo:break-before="auto" fo:break-after="auto" fo:background-color="#ffffff" fo:padding="0in" fo:border="none"/>
    </style:style>
    <style:style style:name="T1" style:family="text">
      <style:text-properties fo:color="#333333" style:font-name="Georgia" fo:font-weight="bold" style:font-name-asian="Georgia1" style:font-weight-asian="bold" style:font-name-complex="Georgia1"/>
    </style:style>
    <style:style style:name="T2" style:family="text">
      <style:text-properties fo:color="#333333" style:font-name="Georgia" style:font-name-asian="Georgia1" style:font-name-complex="Georgia1"/>
    </style:style>
    <style:style style:name="T3" style:family="text">
      <style:text-properties fo:color="#333333" fo:font-size="12pt" fo:font-weight="bold" style:font-size-asian="12pt" style:font-weight-asian="bold" style:font-size-complex="12pt"/>
    </style:style>
    <style:style style:name="T4" style:family="text">
      <style:text-properties fo:font-weight="bold" style:font-weight-asian="bold"/>
    </style:style>
    <style:style style:name="T5" style:family="text">
      <style:text-properties style:font-name="Georgia" style:font-name-asian="Georgia1" style:font-name-complex="Georgia1"/>
    </style:style>
    <style:style style:name="T6" style:family="text">
      <style:text-properties style:font-name="Georgia" fo:font-style="italic" style:font-name-asian="Georgia1" style:font-style-asian="italic" style:font-name-complex="Georgia1"/>
    </style:style>
    <style:style style:name="T7" style:family="text">
      <style:text-properties fo:color="#326891" style:font-name="Georgia" style:text-underline-style="solid" style:text-underline-width="auto" style:text-underline-color="font-color" style:font-name-asian="Georgia1" style:font-name-complex="Georg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INV 3303 - Iceberg Exercise #1. </text:span></text:p>
      <text:p text:style-name="P7"><text:span text:style-name="T1">Event: Choosing to stay in a high poverty neighbourhood (adopted from Planet Money, Episode 937) </text:span></text:p>
      <text:p text:style-name="P7"><text:span text:style-name="T2"><text:s/>It was 1994, and Mark Shroder was an economist at HUD, the Department of Housing and Urban Development. His team in D.C. had flown in local public housing authorities from five major cities who ran the Section 8 voucher program, which subsidizes rent for low-income families. It's a monthly payment to a landlord. Families can wait years just to get one. These public housing officials learn that they are about to join a test program, small in the scheme of HUD overall but a huge change. They're going to start handing out a new kind of voucher to a small group of their tenants. And then HUD is going to run an experiment on them.</text:span></text:p>
      <text:p text:style-name="P7"><text:span text:style-name="T2">With the old vouchers, people could move anywhere they wanted. <text:s/>But the majority of tenants have chosen to use the vouchers to stay in high-poverty neighborhoods for a lot of complicated reasons, including discrimination. Landlords often refuse to take Section 8 tenants. But people who get this new voucher are required to use it to move to what HUD calls low-poverty neighborhoods - so just a nicer neighborhood. This is a radical change for HUD. </text:span></text:p>
      <text:p text:style-name="P7"><text:span text:style-name="T2">HUD’s job is to move people into housing. <text:s/>Now their job is to move people to opportunity. Can we improve lives just by moving a family somewhere new? But, of course, to get the government to give money, you have to prove that it works. <text:s/>Tenants from the five chosen cities would be assigned by lottery to one of three groups. The control group already lives in public housing and they would stay in public housing, so no change to group one. Group two would get a regular Section 8 voucher. Group three, the experimental group, would also get the Section 8 voucher, but they had to use it to move out to a completely different neighborhood, one where just 10% or less of their neighbors were what the government has classified as poor. For context, most of them had been living in neighborhoods with about 50% poverty. So HUD was asking them to move to what should hopefully be a better neighborhood. But not everyone was excited about that. When HUD surveyed families about this, the families said, yes, we do want a voucher, but we want it just because we want to make sure our house is decent, and we want to get into a safer neighborhood. <text:s/>Mark and his HUD crew were asking people to participate in a science experiment on themselves, asking them to be living test subjects for a theory they have not proven yet, which is an especially hard thing to take from the federal government - a government that has a history of intentionally segregating people of color into high-poverty neighborhoods.</text:span></text:p>
      <text:p text:style-name="P7"><text:span text:style-name="T2">In the end, about 4,600 families were part of it. And in 1994, the moving began. We were not able to talk to the families that moved, but NPR's Morning Edition did cover the study while it was happening. Steve Inskeep spoke to a mother named Shirley Hudnall <text:s/>who had moved with her 15-year-old son Brian. She talked to him about some of the things that make these kinds of moves hard. When Brian moved out of Baltimore, he lost touch with his friends. He was expelled from junior high school for fighting with his new classmates.</text:span></text:p>
      <text:p text:style-name="P7"><text:span text:style-name="T2">For four years, across the five test cities, people like Shirley moved, and the researchers waited. In 2008, the researchers finished gathering the data. Moving was better for girls than for boys. Parents reported better health, something HUD hadn't even originally planned to measure - improved mental health and physical health.</text:span></text:p>
      <text:p text:style-name="P7"><text:span text:style-name="T2">All of which, of course, is wonderful, but this is not what the experiment was designed to test. What they wanted to test was the, quote, "long-term housing employment and educational achievements" of families involved. And this massive, scientifically designed and rigorously tested social experiment that had moved thousands of people just to answer the question - can changing someone's address changed the course of their economic life? No.</text:span></text:p>
      <text:p text:style-name="P9"><text:span text:style-name="T2">But then, about four years later, another researcher in the <text:s/>IRS (Nathan) was trying to understand the impact of tax policies on upward mobility: Can a child go from the bottom income bracket to, over time, the top income bracket? Right now, the data says that you are twice as likely to be able to achieve the American dream in a lot of countries in Europe.</text:span></text:p>
      <text:p text:style-name="P9"><text:span text:style-name="T2"><text:s/>That huge MTO study, it looked like it had missed something enormous. People rising from the bottom income bracket to the top income bracket aren't randomly scattered across the country. They're clustered. The longer a child spent in a neighborhood with higher rates of upward mobility, the higher their outcomes were in adulthood. Let's say you have two kids, and you move them to this better neighborhood. And one of your kids is 4 when you move, and the other one is 8. You'd actually see higher outcomes on average for the 4-year-old relative to the 8-year-old.</text:span></text:p>
      <text:p text:style-name="P9"><text:span text:style-name="T2"><text:s/>Nathan starts to map income tax data from the actual MTO participants. And the data is so strong that they can say the new neighborhood actually caused the person's economic improvements. That's how much a change of address mattered.But they also started to realize that it really only mattered for a subset of the MTO participants, only for kids who were younger than 13 years old when they moved. And this explains why HUD missed this outcome. Nathan was looking at the data in 2014. HUD had last looked at this data six years before that in 2008. </text:span></text:p>
      <text:p text:style-name="P9"><text:span text:style-name="T2">Those younger kids had now grown up, started earning money, started producing income tax data. And they were finally grown up enough now for the data to reveal itself. What they found specifically is that kids who move under the age of 13, over time, earn about 30% more. The data also seems to indicate that these benefits will probably be passed on to their children. This came with a caveat - for kids who are moved when they're older than 13, they earn less over time. The move is actually slightly harmful for that group. But when you look at the younger kids, and over time, as they earn more money, they pay more income taxes. And with that, the program actually looks like it pays for itself. </text:span></text:p>
      <text:p text:style-name="P9"><text:span text:style-name="T1">SINV 3303 #2 Iceberg Exercise</text:span></text:p>
      <text:p text:style-name="P4"><text:span text:style-name="T1">Event: October Crisis, Ancien Regime</text:span></text:p>
      <text:p text:style-name="P5"/>
      <text:p text:style-name="Standard"><text:span text:style-name="T4">L’ancien régime </text:span></text:p>
      <text:p text:style-name="P1"/>
      <text:p text:style-name="P2"><text:span text:style-name="T5">Louis XVI was a popular monarch because of his physical flaws (his fatness and his slovenliness was identifiable), and he ruled the most centralized and powerful monarchy, and over the wealthiest, most economically dynamic country in Europe. <text:s/>His will was limited by only three things: his conscience, a few laws (such as no female monarchs), and the practicality of ruling a diverse country such as France. <text:s/></text:span><text:span text:style-name="T6">Why, given these conditions, did France see a brutal revolution that resulted in the death of (among many tens of thousands of others) their popular king?</text:span></text:p>
      <text:p text:style-name="P3"/>
      <text:p text:style-name="P2"><text:span text:style-name="T5">France before the Revolution (leading up to 1789): The Church represented about 1% of the French population, but controlled mass swaths of land, in addition to collecting tithes (they pay no taxes and cannot be conscripted). <text:s/>The Church was a significant employer and producer, and was responsible for France’s salvation. </text:span></text:p>
      <text:p text:style-name="P3"/>
      <text:p text:style-name="P2"><text:span text:style-name="T5">The Second Estate was the nobility: historically they fought for France, and although some members still did (like the Marquis de laFayette), it is no longer the norm. <text:s/>The second estate made up about 1-2% of France’s population, and with the First Estate, they own the vast majority of the land in France. <text:s/>They paid no taille (tax), gabelle/salt tax or wine duties, and very few if any land taxes. <text:s/>Theirs is a system based on birth, blood, and land, and it entitles them to significant social and political privilege, including access to power at Versailles. <text:s/>If you worked for money however, you lost these privileges and had to pay taxes. </text:span></text:p>
      <text:p text:style-name="P3"/>
      <text:p text:style-name="P2"><text:span text:style-name="T5">The third estate is messier: it includes the other 98% of France, and yet it also only makes up a third of the Estates General. <text:s/>And their conditions had been diverging for at least a century: For some, it was the best of times. <text:s/>Foreign trade increased fourfold over the century, and colonial trade ten times (despite losing Quebec in 1760 in a war for which the crown tripled the </text:span><text:span text:style-name="T6">vingtieme</text:span><text:span text:style-name="T5"> tax and ended taille exemptions) - although land still accounted for 80% of private wealth. <text:s/>This trade growth, likely partially fueled by the growth in entrepreneurship, meant that there was a growing wealthy middle class, who, conversely, coveted the privilege that would - had they had it to begin with - have made their wealth impossible. <text:s/>Some bought titles (the price went up several fold over the 18th century as per demand to approximately 50,000 livre in 1791 - which could support 200 families of rural weavers comfortably for a year), some bought land, and others tried to marry their wealthy daughters to impoverished noble families. <text:s/>Others bought offices: there were approximately 50,000 positions in the royal bureaucracy that could be purchased: 3,750 of these conferred nobility on the officer holder’s family for generations. <text:s/>This created a strange bond between the nobles and the third estate, strange because it relied on two entirely contradictory systems supporting each other. <text:s/></text:span></text:p>
      <text:p text:style-name="P3"/>
      <text:p text:style-name="P2"><text:soft-page-break/><text:span text:style-name="T5">However, by the last quarter of the 18th century, there were many in the bourgeoisie that were no longer happy with this style of cooperation - some had “maxed out” the level to which they could rise and felt increasingly alienated from the State itself. In 1781 for instance, the army restricted officer cadets to those who could prove four generations of nobility on their father’s side. <text:s/>A number of local parlements copied this restriction. </text:span></text:p>
      <text:p text:style-name="P3"/>
      <text:p text:style-name="P2"><text:span text:style-name="T5">There was also the Enlightenment to consider. <text:s/>By 1760 there were 1000 (or so) cafes in Paris, where people talked, shared ideas, and apparently spied on each other. <text:s/>Another contradiction, France claimed two of the greatest Enlightenment thinkers, Voltaire and Rousseau (who both died in 1778), and were deeply beloved by the populace </text:span><text:span text:style-name="T6">at the time of the Revolution</text:span><text:span text:style-name="T5">, but who had constantly dodged royal censors during their lifetimes. <text:s/>Voltaire’s </text:span><text:span text:style-name="T6">Candide</text:span><text:span text:style-name="T5">, his most popular work, was published abroad because he could not publish it in France. <text:s/>Indeed, the French state arrested physical books and put them in prison. <text:s/></text:span></text:p>
      <text:p text:style-name="P3"/>
      <text:p text:style-name="P2"><text:span text:style-name="T5">For others however, it may have seemed like the worst of times. <text:s/>In the 18th Century, French peasants experienced a strange bifurcation: the population grew (but not the crop yields) their children lived longer, survived childhood, but therefore they had to support more people on less land. <text:s/>So even though full famines were less likely, people lived more precariously generally. <text:s/>Effectively peasants owned less land in the 18th century than in the previous century. The peasants, successful and not, bore the brunt of royal taxes. <text:s/>They paid the taille, the gabelle, duties on products like wine, and land taxes, which did not include payments owed to their lords (in either the first or second estate), which could include a fee for using the lord’s grain mill (using any other mill would be prohibited, so no getting around that). <text:s/>Very few peasants were even in a position to consider commercial farming (some did rise through farming to nobility in as few as two generations) and that was made less and less likely for more and more people over the 18th century. <text:s/></text:span></text:p>
      <text:p text:style-name="P3"/>
      <text:p text:style-name="P2"><text:span text:style-name="T5">The King, while immensely comfortable, was experiencing growing strains on power: first, there was his 7-year failure to consummate his marriage (the people blamed his wife, but it undermined the image of a virile King); there was the endless scandals that attached to Marie Antoinette which, even if scurrilous, undermined his authority, and then there was his fundamental indecisiveness and possible leadability. <text:s/>Louis was not dumb but he had trouble making up his mind in the decisive fashion of his ancestor Louis XIV, and he was too easily swayed by the more conservative voices in his cabinet (primarily his brothers and wife). <text:s/>When it was time to decide whether they would support the Americans against the English, he said yes (more taxes on the peasants). <text:s/>Finance Minister Jacques Necker was popular in part because he had reformed/sought to reform the tax system to be more equitable, removed some taxes altogether, eliminated some sinecures and made the country’s budget public for the first time. <text:s/>He had also advocated for more local/provincial democratic institutions. <text:s/>When Necker suggested the King call a parlement (not a spelling error, and had not been called since the 1600s) to discuss a new, innovative budget, he fired Necker (leading to further French borrowing internationally, undermining the State’s financial future). <text:s/></text:span></text:p>
      <text:p text:style-name="P3"/>
      <text:p text:style-name="P2"><text:span text:style-name="T5">And then there was a catastrophically bad harvest and cold winter, triggering famine. <text:s/>Bread became largely unavailable; it already accounted for 60-80% of most peasants’ budget. <text:s text:c="2"/></text:span></text:p>
      <text:p text:style-name="P3"/>
      <text:p text:style-name="P2"><text:span text:style-name="T5">When the King called a meeting of the Estates General, could they agree on a long-term, workable solution? Each estate got an equal vote (1,1,1). </text:span></text:p>
      <text:p text:style-name="P3"/>
      <text:p text:style-name="P2"><text:span text:style-name="T5">Desan, S. </text:span><text:span text:style-name="T6">Living the French Revolution and the Age of Napoleon</text:span><text:span text:style-name="T5">. The Great Courses: 2013.</text:span></text:p>
      <text:p text:style-name="P2"><text:span text:style-name="T5">Sutherland, D. M.G. </text:span><text:span text:style-name="T6">France 1789-1815: Revolution and Counterrevolution</text:span><text:span text:style-name="T5">. London: Fontana Press, 1985.</text:span></text:p>
      <text:p text:style-name="P8"/>
      <text:p text:style-name="P10"><text:span text:style-name="T3">Iceberg #3: Adopted from NYT (</text:span><text:a xlink:type="simple" xlink:href="https://www.nytimes.com/2020/01/16/opinion/carlos-ghosn-japan.html?action=click&amp;module=Opinion&amp;pgtype=Homepage#after-story-ad-1" text:style-name="ListLabel_20_1" text:visited-style-name="ListLabel_20_1"><text:span text:style-name="T5">Continue reading the main story</text:span></text:a><text:span text:style-name="T3">)</text:span></text:p>
      <text:p text:style-name="P10"><text:span text:style-name="T1">EVENT: Carlos Ghosn escapes Japanese Justice, claiming he cannot get a fair trial in the Japanese system</text:span></text:p>
      <text:p text:style-name="P11"><text:span text:style-name="T2">In the 13 months between the arrest of Carlos Ghosn, the former chief executive of Nissan, and his fleeing Japan amid allegations of improper compensation and misuse of corporate assets, the Japanese criminal justice system has been put under a microscope.</text:span></text:p>
      <text:p text:style-name="P11"><text:span text:style-name="T2">Critics in Japan have raised concerns for years, in particular about the broad powers granted to prosecutors. All of those powers have been on full display in Mr. Ghosn’s case: His pretrial detention was repeatedly extended, he was held for hours of questioning </text:span><text:a xlink:type="simple" xlink:href="https://www.bloomberg.com/news/terminal/PN7H2M6JTSE8" text:style-name="ListLabel_20_2" text:visited-style-name="ListLabel_20_2"><text:span text:style-name="T7">without a lawyer present</text:span></text:a><text:span text:style-name="T2">, and he was repeatedly denied bail — something that is usually granted only to defendants who are prepared to confess. (</text:span><text:a xlink:type="simple" xlink:href="https://www.nytimes.com/2019/03/04/world/asia/carlos-ghosn-bail-japan.html" text:style-name="ListLabel_20_2" text:visited-style-name="ListLabel_20_2"><text:span text:style-name="T7">He was eventually granted bail with strict conditions</text:span></text:a><text:span text:style-name="T2">.) Aside from a few reforms, like the introduction of videotaped interrogations, the Japanese legal system has continued unchanged for decades. Wide prosecutorial powers have been generally accepted by the Japanese people as appropriate and effective, given extremely low crime rates in Japan.</text:span></text:p>
      <text:p text:style-name="P11"><text:span text:style-name="T2">Western concepts of justice are deeply rooted in the principles of individual liberty, checks on official power and the rule of law. In the West, these ideals are embraced and believed to be universal. The Japanese concept of justice, in contrast, is rooted in regulating individual conduct according to norms that define the relationship of the individual to society. And these norms are defined by a history that predates Western legal concepts by thousands of years.</text:span></text:p>
      <text:p text:style-name="P12"><text:span text:style-name="T2">As a result, when discussing the Ghosn case, the two sides of the Japanese reform debate talk past each other. For Western commentators, the Japanese system deserves as much scrutiny as the defendant’s guilt or innocence. For the Japanese, Mr. Ghosn’s conduct is itself the central issue, quite apart from his guilt or innocence.</text:span></text:p>
      <text:p text:style-name="P13"/>
      <text:p text:style-name="P14"><text:span text:style-name="T2">One fact repeatedly cited by Mr. Ghosn and others as a prominent feature of the Japanese criminal justice system is the country’s “99 percent conviction rate,” often through confessions. The objectives of prosecutors in Japan help explain this. The aim of achieving corrective behavior and reintegration into society, rather than simply determining guilt and punishment, is a high priority for Japanese prosecutors. This requires recognition of wrongdoing and remorse. Restitution and forgiveness of victims is an important element of this process (a highly unlikely outcome in this case, where Nissan’s interests are decidedly aligned with the prosecutors’). Once these objectives are achieved, prosecutors have considerable authority and discretion to grant leniency, and they often do. Only cases with a high likelihood of conviction tend to go to trial.</text:span></text:p>
      <text:p text:style-name="P14"><text:span text:style-name="T2">This leads to one of the most troubling issues to outside observers: the presumption of innocence. How can there be a determination of guilt and an admission of culpability before there has even been a trial on the merits?</text:span></text:p>
      <text:p text:style-name="P15"><text:span text:style-name="T2">Protections for the accused do exist under the Japanese Constitution; they were introduced by the United States during its occupation of the country after World War II. Under the Japanese civil law system, however, they generally apply only at the trial stage, where issues of guilt or innocence are formally determined. During the pretrial stage, local rules place emphasis on the investigatory powers of the prosecutors. So, the right to counsel during questioning depends on whether — in the prosecutors’ estimation — a lawyer’s presence is likely to “interfere” with the investigation. (Invariably, the determination is that it will, as in the case of Mr. Ghosn. <text:s/></text:span></text:p>
      <text:p text:style-name="P15"><text:span text:style-name="T2">Conditions for contact with others during detention and the granting of bail are based on assessments of the suspect’s good faith and willingness to cooperate and the perceived likelihood of evidence tampering. This explains why a </text:span><text:a xlink:type="simple" xlink:href="https://www.nytimes.com/2020/01/08/opinion/carlos-ghosn-escape-japan.html?searchResultPosition=1" text:style-name="ListLabel_20_2" text:visited-style-name="ListLabel_20_2"><text:span text:style-name="T7">defendant might be cut off from their spouse</text:span></text:a><text:span text:style-name="T2"> and held for prolonged periods without bail, as Mr. Ghosn was. Suspects are free to refuse to “confess,” as Mr. Ghosn has done, but that inevitably results in increased exercise of substantial prosecutorial powers to obtain a confession. <text:s/>Mr. Ghosn has fled to Lebanon, which has no extradition treaty with Japan, so the prospect of a trial is unlikely. But if his case does go to trial, additional factors will come into play. In the context of Japanese prosecutorial objectives, going to trial would indicate that prosecutors’ efforts to obtain Mr. Ghosn’s remorse have failed, increasing the pressure on them to achieve a conviction. For Mr. Ghosn, everything would then rest on the discretion and probity of the judge, a career bureaucrat.</text:span></text:p>
      <text:p text:style-name="P16"><text:soft-page-break/><text:span text:style-name="T2">Even without a trial, his case is stirring welcome debate. Some reforms of the Japanese justice system could be helpful, such as expansion of attorney-client privilege, a more level playing field in terms of access to witnesses and documents, limits on pretrial detention and freer access to legal counsel. These and other possible changes could be made in a way that balances society’s needs for recognition of wrongdoing, remorse and rehabilitation with increased rights of defendants to choose their own path to resolving accusations.</text:span></text:p>
      <text:p text:style-name="P11"><text:span text:style-name="T2">There is no reason for Japan to try to import the adversarial and costly American system of justice. But if Japan does move forward with reforms, this could result in a more enlightened system of justice and provide some useful lessons for the West.</text:span></text:p>
      <text:p text:style-name="P17"><text:span text:style-name="T2">Nobuhisa Ishizuka is executive director of the Center for Japanese Legal Studies and a lecturer at Columbia Law School.</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Georgia" fo:font-family="Georgia" style:font-family-generic="roman" style:font-pitch="variable" style:font-name-asian="Georgia1" style:font-family-asian="Georgia" style:font-family-generic-asian="system" style:font-pitch-asian="variable" style:font-name-complex="Georgia1" style:font-family-complex="Georg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326891" style:font-name="Georgia" fo:font-family="Georgia" style:font-family-generic="roman" style:font-pitch="variable" style:text-underline-style="solid" style:text-underline-width="auto" style:text-underline-color="font-color" style:font-name-asian="Georgia1" style:font-family-asian="Georgia" style:font-family-generic-asian="system" style:font-pitch-asian="variable" style:font-name-complex="Georgia1" style:font-family-complex="Georgia" style:font-family-generic-complex="system" style:font-pitch-complex="variable"/>
    </style:style>
    <style:style style:name="ListLabel_20_3" style:display-name="ListLabel 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0" meta:word-count="3121" meta:character-count="18838" meta:non-whitespace-character-count="15692"/>
    <meta:generator>LibreOfficeDev/6.0.5.2$Linux_X86_64 LibreOffice_project/</meta:generator>
  </office:meta>
</office:document-meta>
</file>